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officeooo:rsid="0014c39a" officeooo:paragraph-rsid="0014c39a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sans-serif" fo:font-size="15pt" fo:font-weight="bold" officeooo:rsid="0014c39a" officeooo:paragraph-rsid="0014c39a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sans-serif" fo:font-size="15pt" fo:font-weight="normal" officeooo:rsid="0014c39a" officeooo:paragraph-rsid="0014c39a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serif" fo:font-size="15pt" officeooo:rsid="0014c39a" officeooo:paragraph-rsid="0014c39a"/>
    </style:style>
    <style:style style:name="P5" style:family="paragraph" style:parent-style-name="Standard">
      <style:paragraph-properties fo:text-align="start" style:justify-single-word="false"/>
      <style:text-properties style:font-name="serif" fo:font-size="15pt" officeooo:paragraph-rsid="0014c39a"/>
    </style:style>
    <style:style style:name="P6" style:family="paragraph" style:parent-style-name="Text_20_body">
      <style:text-properties officeooo:paragraph-rsid="001a088d"/>
    </style:style>
    <style:style style:name="P7" style:family="paragraph" style:parent-style-name="Heading_20_1">
      <style:text-properties officeooo:rsid="001a088d" officeooo:paragraph-rsid="001a088d"/>
    </style:style>
    <style:style style:name="P8" style:family="paragraph" style:parent-style-name="Heading_20_2">
      <style:text-properties officeooo:rsid="001a088d" officeooo:paragraph-rsid="001a088d"/>
    </style:style>
    <style:style style:name="P9" style:family="paragraph" style:parent-style-name="Subtitle">
      <style:paragraph-properties fo:text-align="start" style:justify-single-word="false"/>
      <style:text-properties fo:font-weight="bold" style:font-weight-asian="bold" style:font-weight-complex="bold"/>
    </style:style>
    <style:style style:name="P10" style:family="paragraph" style:parent-style-name="Heading_20_3">
      <style:text-properties officeooo:rsid="001867ad" officeooo:paragraph-rsid="001867ad"/>
    </style:style>
    <style:style style:name="P11" style:family="paragraph" style:parent-style-name="Heading_20_3">
      <style:text-properties officeooo:rsid="0016cf45" officeooo:paragraph-rsid="001a088d"/>
    </style:style>
    <style:style style:name="P12" style:family="paragraph" style:parent-style-name="Heading_20_3">
      <style:text-properties officeooo:paragraph-rsid="001a088d"/>
    </style:style>
    <style:style style:name="P13" style:family="paragraph" style:parent-style-name="Heading_20_3">
      <style:text-properties officeooo:rsid="001a088d" officeooo:paragraph-rsid="001a088d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1a088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ossier Projet Ruche</text:p>
      <text:p text:style-name="P1"/>
      <text:p text:style-name="P1"/>
      <text:p text:style-name="P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4"><text:a xlink:type="simple" xlink:href="#__RefHeading___Toc321_4114994730" text:style-name="Index_20_Link" text:visited-style-name="Index_20_Link">1 Analyse de l’existant<text:tab/>2</text:a></text:p>
          <text:p text:style-name="P16"><text:a xlink:type="simple" xlink:href="#__RefHeading___Toc323_4114994730" text:style-name="Index_20_Link" text:visited-style-name="Index_20_Link">1.1 Présentation de la Ruche Connectée<text:tab/>2</text:a></text:p>
          <text:p text:style-name="P15"><text:a xlink:type="simple" xlink:href="#__RefHeading___Toc325_4114994730" text:style-name="Index_20_Link" text:visited-style-name="Index_20_Link">1.1.1 Synoptique général du système<text:tab/>2</text:a></text:p>
          <text:p text:style-name="P15"><text:a xlink:type="simple" xlink:href="#__RefHeading___Toc327_4114994730" text:style-name="Index_20_Link" text:visited-style-name="Index_20_Link">1.1.2 Le Panneau Photovoltaïque<text:tab/>2</text:a></text:p>
          <text:p text:style-name="P15"><text:a xlink:type="simple" xlink:href="#__RefHeading___Toc329_4114994730" text:style-name="Index_20_Link" text:visited-style-name="Index_20_Link">1.1.3 Capteurs Luxmètre (Capteurs Panneau Solaire)<text:tab/>2</text:a></text:p>
          <text:p text:style-name="P15"><text:a xlink:type="simple" xlink:href="#__RefHeading___Toc331_4114994730" text:style-name="Index_20_Link" text:visited-style-name="Index_20_Link">1.1.4 La Batterie<text:tab/>2</text:a></text:p>
          <text:p text:style-name="P15"><text:a xlink:type="simple" xlink:href="#__RefHeading___Toc333_4114994730" text:style-name="Index_20_Link" text:visited-style-name="Index_20_Link">1.1.5 La Vérin Électrique<text:tab/>2</text:a></text:p>
          <text:p text:style-name="P15"><text:a xlink:type="simple" xlink:href="#__RefHeading___Toc335_4114994730" text:style-name="Index_20_Link" text:visited-style-name="Index_20_Link">1.1.6 Moteur Panneau Solaire<text:tab/>2</text:a></text:p>
          <text:p text:style-name="P15"><text:a xlink:type="simple" xlink:href="#__RefHeading___Toc337_4114994730" text:style-name="Index_20_Link" text:visited-style-name="Index_20_Link">1.1.7 Correcteur PID<text:tab/>2</text:a></text:p>
          <text:p text:style-name="P15"><text:a xlink:type="simple" xlink:href="#__RefHeading___Toc339_4114994730" text:style-name="Index_20_Link" text:visited-style-name="Index_20_Link">1.1.8 La Raspberry Pi<text:tab/>2</text:a></text:p>
          <text:p text:style-name="P15"><text:a xlink:type="simple" xlink:href="#__RefHeading___Toc341_4114994730" text:style-name="Index_20_Link" text:visited-style-name="Index_20_Link">1.1.9 Le Module GSM<text:tab/>2</text:a></text:p>
          <text:p text:style-name="P15"><text:a xlink:type="simple" xlink:href="#__RefHeading___Toc345_4114994730" text:style-name="Index_20_Link" text:visited-style-name="Index_20_Link">1.1.10 Serveur LAMP<text:tab/>2</text:a></text:p>
          <text:p text:style-name="P16"><text:a xlink:type="simple" xlink:href="#__RefHeading___Toc343_4114994730" text:style-name="Index_20_Link" text:visited-style-name="Index_20_Link">1.2 Contraintes Diverses Exprimées Par le Demandeur<text:tab/>2</text:a></text:p>
          <text:p text:style-name="P15"><text:a xlink:type="simple" xlink:href="#__RefHeading___Toc347_4114994730" text:style-name="Index_20_Link" text:visited-style-name="Index_20_Link">1.2.1 Données à visualiser<text:tab/>2</text:a></text:p>
          <text:p text:style-name="P15"><text:a xlink:type="simple" xlink:href="#__RefHeading___Toc349_4114994730" text:style-name="Index_20_Link" text:visited-style-name="Index_20_Link">1.2.2 Données à enregistrer<text:tab/>2</text:a></text:p>
          <text:p text:style-name="P15"><text:a xlink:type="simple" xlink:href="#__RefHeading___Toc351_4114994730" text:style-name="Index_20_Link" text:visited-style-name="Index_20_Link">1.2.3 Données à imprimer<text:tab/>2</text:a></text:p>
          <text:p text:style-name="P15"><text:a xlink:type="simple" xlink:href="#__RefHeading___Toc353_4114994730" text:style-name="Index_20_Link" text:visited-style-name="Index_20_Link">1.2.4 Données de Configuration<text:tab/>2</text:a></text:p>
          <text:p text:style-name="P14"><text:a xlink:type="simple" xlink:href="#__RefHeading___Toc355_4114994730" text:style-name="Index_20_Link" text:visited-style-name="Index_20_Link">2 Spécifications Fonctionnelles<text:tab/>2</text:a></text:p>
        </text:index-body>
      </text:table-of-content>
      <text:p text:style-name="P9"/>
      <text:p text:style-name="P2"/>
      <text:p text:style-name="P3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h text:style-name="Heading_20_1" text:outline-level="1"><text:bookmark-start text:name="__RefHeading___Toc321_4114994730"/><text:soft-page-break/>Analyse de l’existant<text:bookmark-end text:name="__RefHeading___Toc321_4114994730"/></text:h>
      <text:h text:style-name="Heading_20_2" text:outline-level="2"><text:bookmark-start text:name="__RefHeading___Toc323_4114994730"/>Présentation de la Ruche Connectée<text:bookmark-end text:name="__RefHeading___Toc323_4114994730"/></text:h>
      <text:h text:style-name="Heading_20_3" text:outline-level="3"><text:bookmark-start text:name="__RefHeading___Toc325_4114994730"/>Synoptique général du système<text:bookmark-end text:name="__RefHeading___Toc325_4114994730"/></text:h>
      <text:h text:style-name="Heading_20_3" text:outline-level="3"><text:bookmark-start text:name="__RefHeading___Toc327_4114994730"/>Le Panneau Photovoltaïque<text:bookmark-end text:name="__RefHeading___Toc327_4114994730"/></text:h>
      <text:h text:style-name="P10" text:outline-level="3"><text:bookmark-start text:name="__RefHeading___Toc329_4114994730"/>Capteurs Luxmètre (Capteurs Panneau Solaire)<text:bookmark-end text:name="__RefHeading___Toc329_4114994730"/></text:h>
      <text:h text:style-name="Heading_20_3" text:outline-level="3"><text:bookmark-start text:name="__RefHeading___Toc331_4114994730"/>La Batterie<text:bookmark-end text:name="__RefHeading___Toc331_4114994730"/></text:h>
      <text:h text:style-name="P10" text:outline-level="3"><text:bookmark-start text:name="__RefHeading___Toc333_4114994730"/>La Vérin Électrique<text:bookmark-end text:name="__RefHeading___Toc333_4114994730"/></text:h>
      <text:h text:style-name="P10" text:outline-level="3"><text:bookmark-start text:name="__RefHeading___Toc335_4114994730"/>Moteur Panneau Solaire<text:bookmark-end text:name="__RefHeading___Toc335_4114994730"/></text:h>
      <text:h text:style-name="P10" text:outline-level="3"><text:bookmark-start text:name="__RefHeading___Toc337_4114994730"/>Correcteur PID<text:bookmark-end text:name="__RefHeading___Toc337_4114994730"/></text:h>
      <text:h text:style-name="Heading_20_3" text:outline-level="3"><text:bookmark-start text:name="__RefHeading___Toc339_4114994730"/>La Raspberry Pi <text:bookmark-end text:name="__RefHeading___Toc339_4114994730"/></text:h>
      <text:h text:style-name="Heading_20_3" text:outline-level="3"><text:bookmark-start text:name="__RefHeading___Toc341_4114994730"/>Le Module GSM<text:bookmark-end text:name="__RefHeading___Toc341_4114994730"/></text:h>
      <text:h text:style-name="P11" text:outline-level="3"><text:bookmark-start text:name="__RefHeading___Toc345_4114994730"/>Serveur LAMP<text:bookmark-end text:name="__RefHeading___Toc345_4114994730"/></text:h>
      <text:h text:style-name="P8" text:outline-level="2"><text:bookmark-start text:name="__RefHeading___Toc343_4114994730"/>Contraintes Diverses Exprimées Par le Demandeur<text:bookmark-end text:name="__RefHeading___Toc343_4114994730"/></text:h>
      <text:h text:style-name="P13" text:outline-level="3"><text:bookmark-start text:name="__RefHeading___Toc347_4114994730"/>Données à visualiser<text:bookmark-end text:name="__RefHeading___Toc347_4114994730"/></text:h>
      <text:h text:style-name="P12" text:outline-level="3"><text:bookmark-start text:name="__RefHeading___Toc349_4114994730"/><text:span text:style-name="T1">Données à enregistrer</text:span><text:bookmark-end text:name="__RefHeading___Toc349_4114994730"/></text:h>
      <text:h text:style-name="P13" text:outline-level="3"><text:bookmark-start text:name="__RefHeading___Toc351_4114994730"/>Données à imprimer<text:bookmark-end text:name="__RefHeading___Toc351_4114994730"/></text:h>
      <text:h text:style-name="P13" text:outline-level="3"><text:bookmark-start text:name="__RefHeading___Toc353_4114994730"/>Données de Configuration<text:bookmark-end text:name="__RefHeading___Toc353_4114994730"/></text:h>
      <text:h text:style-name="P7" text:outline-level="1"><text:bookmark-start text:name="__RefHeading___Toc355_4114994730"/>Spécifications Fonctionnelles<text:bookmark-end text:name="__RefHeading___Toc355_4114994730"/></text:h>
      <text:h text:style-name="Heading_20_2" text:outline-level="2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4T13:20:01.304539730</meta:creation-date>
    <dc:date>2020-01-14T14:06:58.374559342</dc:date>
    <meta:editing-duration>PT14M6S</meta:editing-duration>
    <meta:editing-cycles>2</meta:editing-cycles>
    <meta:generator>LibreOffice/6.2.6.2$Linux_X86_64 LibreOffice_project/20$Build-2</meta:generator>
    <meta:document-statistic meta:table-count="0" meta:image-count="0" meta:object-count="0" meta:page-count="2" meta:paragraph-count="39" meta:word-count="177" meta:character-count="1090" meta:non-whitespace-character-count="969"/>
  </office:meta>
</office:document-meta>
</file>